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000000" style:font-name="Verdana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idencia día 05 Semana 14</text:p>
      <text:p text:style-name="P3"/>
      <text:p text:style-name="P3">Leonardo Rodenas Escobar </text:p>
      <text:p text:style-name="P3"/>
      <text:p text:style-name="P1">Reflexión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Mauricio Rodenas Escobar</meta:initial-creator>
    <meta:creation-date>2021-07-05T11:56:48.71</meta:creation-date>
    <dc:date>2021-07-29T08:32:23.08</dc:date>
    <dc:creator>Leonardo Mauricio Rodenas Escobar</dc:creator>
    <meta:editing-duration>PT18H53M26S</meta:editing-duration>
    <meta:editing-cycles>27</meta:editing-cycles>
    <meta:generator>OpenOffice/4.1.10$Win32 OpenOffice.org_project/4110m2$Build-9807</meta:generator>
    <meta:document-statistic meta:table-count="0" meta:image-count="0" meta:object-count="0" meta:page-count="1" meta:paragraph-count="3" meta:word-count="9" meta:character-count="61"/>
  </office:meta>
</office:document-meta>
</file>